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c001e" draw:fill="solid" draw:fill-color="#2c001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7.5cm" svg:height="1.991cm" draw:transform="rotate (-0.785398163397449) translate (7.303cm 8.7cm)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7.584cm" svg:height="1.9cm" draw:transform="rotate (0.785398163397448) translate (5.895cm 18.032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" draw:text-style-name="P1" draw:layer="layout" svg:width="7.499cm" svg:height="1.991cm" svg:x="8.497cm" svg:y="13.038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aea79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2T02:21:35.092065240</dc:date>
    <meta:editing-duration>PT1M52S</meta:editing-duration>
    <meta:editing-cycles>7</meta:editing-cycles>
    <meta:generator>LibreOffice/4.2.8.2$Linux_x86 LibreOffice_project/420m0$Build-2</meta:generator>
    <meta:document-statistic meta:object-count="4"/>
  </office:meta>
</office:document-meta>
</file>